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cm" svg:height="1cm" svg:x="2cm" svg:y="1cm">
          <text:p text:style-name="P1">Talousarviot</text:p>
        </draw:rect>
        <draw:rect draw:style-name="gr1" draw:text-style-name="P1" draw:id="id2" draw:layer="layout" svg:width="4cm" svg:height="1.5cm" svg:x="5cm" svg:y="5cm">
          <text:p text:style-name="P1">Talousarvion</text:p>
          <text:p text:style-name="P1">laatiminen</text:p>
        </draw:rect>
        <draw:rect draw:style-name="gr1" draw:text-style-name="P1" draw:id="id3" draw:layer="layout" svg:width="4.5cm" svg:height="1.5cm" svg:x="5cm" svg:y="3cm">
          <text:p text:style-name="P1">Talousarvion</text:p>
          <text:p text:style-name="P1">muokkaaminen</text:p>
        </draw:rect>
        <draw:connector draw:style-name="gr2" draw:text-style-name="P2" draw:layer="layout" svg:x1="4cm" svg:y1="2cm" svg:x2="5cm" svg:y2="5.75cm" draw:start-shape="id1" draw:start-glue-point="2" draw:end-shape="id2" draw:end-glue-point="3">
          <text:p/>
        </draw:connector>
        <draw:connector draw:style-name="gr2" draw:text-style-name="P2" draw:layer="layout" svg:x1="4cm" svg:y1="2cm" svg:x2="5cm" svg:y2="3.75cm" draw:start-shape="id1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8T20:31:00</meta:creation-date>
    <dc:creator>Leo Holsti</dc:creator>
    <dc:date>2007-05-28T20:45:28</dc:date>
    <dc:language>en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